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text:tab/><text:tab/><text:tab/><text:tab/><text:tab/><text:tab/><text:tab/>Name: Chavan Jagdish Shivdas</text:p>
      <text:p text:style-name="Standard"><text:tab/><text:tab/><text:tab/><text:tab/><text:tab/><text:tab/><text:tab/><text:tab/>Roll No : 80099</text:p>
      <text:p text:style-name="Standard"><text:tab/><text:tab/><text:tab/><text:tab/><text:tab/><text:tab/><text:tab/><text:tab/>Group - KD4</text:p>
      <text:p text:style-name="Standard"/>
      <text:p text:style-name="Standard"/>
      <text:p text:style-name="Standard"><text:tab/><text:tab/><text:tab/><text:tab/><text:tab/><text:span text:style-name="T2"><text:tab/><text:tab/></text:span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22:00:43.263663835</dc:date>
    <meta:editing-duration>PT4H33M56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31" meta:word-count="178" meta:character-count="973" meta:non-whitespace-character-count="796"/>
  </office:meta>
</office:document-meta>
</file>